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547in"/>
    </style:style>
    <style:style style:name="co8" style:family="table-column">
      <style:table-column-properties fo:break-before="auto" style:column-width="1.7862in"/>
    </style:style>
    <style:style style:name="co9" style:family="table-column">
      <style:table-column-properties fo:break-before="auto" style:column-width="4.0346in"/>
    </style:style>
    <style:style style:name="co6" style:family="table-column">
      <style:table-column-properties fo:break-before="auto" style:column-width="0.6591in"/>
    </style:style>
    <style:style style:name="co10" style:family="table-column">
      <style:table-column-properties fo:break-before="auto" style:column-width="1.9839in"/>
    </style:style>
    <style:style style:name="co11" style:family="table-column">
      <style:table-column-properties fo:break-before="auto" style:column-width="2.2445in"/>
    </style:style>
    <style:style style:name="co12" style:family="table-column">
      <style:table-column-properties fo:break-before="auto" style:column-width="3.854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7071in"/>
    </style:style>
    <style:style style:name="co15" style:family="table-column">
      <style:table-column-properties fo:break-before="auto" style:column-width="1.4283in"/>
    </style:style>
    <style:style style:name="co16" style:family="table-column">
      <style:table-column-properties fo:break-before="auto" style:column-width="1.0138in"/>
    </style:style>
    <style:style style:name="co17" style:family="table-column">
      <style:table-column-properties fo:break-before="auto" style:column-width="1.0945in"/>
    </style:style>
    <style:style style:name="co18" style:family="table-column">
      <style:table-column-properties fo:break-before="auto" style:column-width="7.3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ta2" style:family="table" style:master-page-name="PageStyle_5f_Tool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rts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60">
      <style:table-cell-properties style:text-align-source="fix" style:repeat-content="false" fo:background-color="transparent" style:rotation-align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60">
      <style:table-cell-properties fo:background-color="#3faf46"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60">
      <style:table-cell-properties fo:background-color="#000000"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60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60">
      <style:table-cell-properties style:rotation-align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s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0"/>
        <table:table-column table:style-name="co16" table:default-cell-style-name="ce31"/>
        <table:table-column table:style-name="co17" table:default-cell-style-name="Default"/>
        <table:table-column table:style-name="co1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ices as of 2020-12-26</text:p>
          </table:table-cell>
          <table:table-cell table:style-name="ce6"/>
          <table:table-cell table:style-name="ce23" table:number-columns-repeated="102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formula="of:=SUM([.D$1:.D$1048576])" office:value-type="float" office:value="797.6" calcext:value-type="float">
            <text:p>$797.60</text:p>
          </table:table-cell>
          <table:table-cell table:style-name="ce23" table:number-columns-repeated="2"/>
          <table:table-cell/>
          <table:table-cell table:style-name="ce23" table:number-columns-repeated="1019"/>
        </table:table-row>
        <table:table-row table:style-name="ro2">
          <table:table-cell table:style-name="ce3"/>
          <table:table-cell table:style-name="ce8"/>
          <table:table-cell table:style-name="ce3" table:number-columns-repeated="1022"/>
        </table:table-row>
        <table:table-row table:style-name="ro1">
          <table:table-cell table:style-name="ce23" office:value-type="string" calcext:value-type="string">
            <text:p>Part/Consumable</text:p>
          </table:table-cell>
          <table:table-cell table:style-name="ce9" office:value-type="string" calcext:value-type="string">
            <text:p>Price Per Unit (USD)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Subtotal (USD)</text:p>
          </table:table-cell>
          <table:table-cell table:style-name="ce23" office:value-type="string" calcext:value-type="string">
            <text:p>Note</text:p>
          </table:table-cell>
          <table:table-cell table:style-name="ce23" table:number-columns-repeated="1019"/>
        </table:table-row>
        <table:table-row table:style-name="ro1">
          <table:table-cell table:style-name="ce24" office:value-type="string" calcext:value-type="string">
            <text:p>Adafruit M0 Basic Proto</text:p>
          </table:table-cell>
          <table:table-cell office:value-type="float" office:value="19.95" calcext:value-type="float">
            <text:p>$19.95</text:p>
          </table:table-cell>
          <table:table-cell office:value-type="float" office:value="1" calcext:value-type="float">
            <text:p>1</text:p>
          </table:table-cell>
          <table:table-cell table:style-name="ce10" table:formula="of:=[.B5]*[.C5]" office:value-type="float" office:value="19.95" calcext:value-type="float">
            <text:p>$19.95</text:p>
          </table:table-cell>
          <table:table-cell office:value-type="string" calcext:value-type="string">
            <text:p>SAMD21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Adafruit Adalogger Featherwing</text:p>
          </table:table-cell>
          <table:table-cell office:value-type="float" office:value="13.95" calcext:value-type="float">
            <text:p>$13.95</text:p>
          </table:table-cell>
          <table:table-cell office:value-type="float" office:value="1" calcext:value-type="float">
            <text:p>1</text:p>
          </table:table-cell>
          <table:table-cell table:style-name="ce10" table:formula="of:=[.B6]*[.C6]" office:value-type="float" office:value="13.95" calcext:value-type="float">
            <text:p>$13.95</text:p>
          </table:table-cell>
          <table:table-cell office:value-type="string" calcext:value-type="string">
            <text:p>SD and RTC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<text:a xlink:href="https://atlas-scientific.com/kits/conductivity-k-1-0-kit/" xlink:type="simple">Atlas Scientific Conductivity Kit K1.0</text:a></text:p>
          </table:table-cell>
          <table:table-cell office:value-type="float" office:value="214.99" calcext:value-type="float">
            <text:p>$214.99</text:p>
          </table:table-cell>
          <table:table-cell office:value-type="float" office:value="1" calcext:value-type="float">
            <text:p>1</text:p>
          </table:table-cell>
          <table:table-cell table:style-name="ce10" table:formula="of:=[.B7]*[.C7]" office:value-type="float" office:value="214.99" calcext:value-type="float">
            <text:p>$214.99</text:p>
          </table:table-cell>
          <table:table-cell office:value-type="string" calcext:value-type="string">
            <text:p>Includes mini probe, jumpers, <text:s/>driving circuit, isolation board, and calibration standards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<text:a xlink:href="https://bluerobotics.com/store/sensors-sonars-cameras/sensors/celsius-sensor-r1/" xlink:type="simple">Blue Robotics Celsius Temperature Sensor</text:a></text:p>
          </table:table-cell>
          <table:table-cell office:value-type="float" office:value="60" calcext:value-type="float">
            <text:p>$60.00</text:p>
          </table:table-cell>
          <table:table-cell office:value-type="float" office:value="1" calcext:value-type="float">
            <text:p>1</text:p>
          </table:table-cell>
          <table:table-cell table:style-name="ce10" table:formula="of:=[.B8]*[.C8]" office:value-type="float" office:value="60" calcext:value-type="float">
            <text:p>$60.00</text:p>
          </table:table-cell>
          <table:table-cell office:value-type="string" calcext:value-type="string">
            <text:p>Includes O-ring.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<text:a xlink:href="https://bluerobotics.com/store/sensors-sonars-cameras/sensors/bar30-sensor-r1/" xlink:type="simple">Blue Robotics Bar30 Pressure Sensor</text:a></text:p>
          </table:table-cell>
          <table:table-cell office:value-type="float" office:value="72" calcext:value-type="float">
            <text:p>$72.00</text:p>
          </table:table-cell>
          <table:table-cell office:value-type="float" office:value="1" calcext:value-type="float">
            <text:p>1</text:p>
          </table:table-cell>
          <table:table-cell table:style-name="ce10" table:formula="of:=[.B9]*[.C9]" office:value-type="float" office:value="72" calcext:value-type="float">
            <text:p>$72.00</text:p>
          </table:table-cell>
          <table:table-cell office:value-type="string" calcext:value-type="string">
            <text:p>Includes O-r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bluerobotics.com/store/watertight-enclosures/3-series/o-ring-flange-3-series/" xlink:type="simple">Blue Robotics 3” Flange</text:a></text:p>
          </table:table-cell>
          <table:table-cell office:value-type="float" office:value="24" calcext:value-type="float">
            <text:p>$24.00</text:p>
          </table:table-cell>
          <table:table-cell office:value-type="float" office:value="2" calcext:value-type="float">
            <text:p>2</text:p>
          </table:table-cell>
          <table:table-cell table:style-name="ce10" table:formula="of:=[.B10]*[.C10]" office:value-type="float" office:value="48" calcext:value-type="float">
            <text:p>$48.00</text:p>
          </table:table-cell>
          <table:table-cell office:value-type="string" calcext:value-type="string">
            <text:p>Includes O-r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bluerobotics.com/store/watertight-enclosures/3-series/wte3-m-end-cap-r1/" xlink:type="simple">Blue Robotics 3” End Cap – No Holes</text:a></text:p>
          </table:table-cell>
          <table:table-cell office:value-type="float" office:value="10" calcext:value-type="float">
            <text:p>$10.00</text:p>
          </table:table-cell>
          <table:table-cell office:value-type="float" office:value="1" calcext:value-type="float">
            <text:p>1</text:p>
          </table:table-cell>
          <table:table-cell table:style-name="ce10" table:formula="of:=[.B11]*[.C11]" office:value-type="float" office:value="10" calcext:value-type="float">
            <text:p>$10.00</text:p>
          </table:table-cell>
          <table:table-cell office:value-type="string" calcext:value-type="string">
            <text:p>Includes O-r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bluerobotics.com/store/watertight-enclosures/3-series/wte3-m-end-cap-4-hole-r1/" xlink:type="simple">Blue Robotics 3” End Cap – 4 Holes</text:a></text:p>
          </table:table-cell>
          <table:table-cell office:value-type="float" office:value="12" calcext:value-type="float">
            <text:p>$12.00</text:p>
          </table:table-cell>
          <table:table-cell office:value-type="float" office:value="1" calcext:value-type="float">
            <text:p>1</text:p>
          </table:table-cell>
          <table:table-cell table:style-name="ce10" table:formula="of:=[.B12]*[.C12]" office:value-type="float" office:value="12" calcext:value-type="float">
            <text:p>$12.00</text:p>
          </table:table-cell>
          <table:table-cell office:value-type="string" calcext:value-type="string">
            <text:p>Includes O-ring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bluerobotics.com/store/watertight-enclosures/3-series/wte3-p-tube-12-r1/" xlink:type="simple">Blue Robotics 3” Acrylic Tube – 11.75”</text:a></text:p>
          </table:table-cell>
          <table:table-cell office:value-type="float" office:value="86" calcext:value-type="float">
            <text:p>$86.00</text:p>
          </table:table-cell>
          <table:table-cell office:value-type="float" office:value="1" calcext:value-type="float">
            <text:p>1</text:p>
          </table:table-cell>
          <table:table-cell table:style-name="ce10" table:formula="of:=[.B13]*[.C13]" office:value-type="float" office:value="86" calcext:value-type="float">
            <text:p>$86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https://bluerobotics.com/store/comm-control-power/switch/switch-10-5a-r1/" xlink:type="simple">Blue Robotics Switch</text:a></text:p>
          </table:table-cell>
          <table:table-cell office:value-type="float" office:value="15" calcext:value-type="float">
            <text:p>$15.00</text:p>
          </table:table-cell>
          <table:table-cell office:value-type="float" office:value="1" calcext:value-type="float">
            <text:p>1</text:p>
          </table:table-cell>
          <table:table-cell table:style-name="ce10" table:formula="of:=[.B14]*[.C14]" office:value-type="float" office:value="15" calcext:value-type="float">
            <text:p>$15.00</text:p>
          </table:table-cell>
          <table:table-cell office:value-type="string" calcext:value-type="string">
            <text:p>Includes O-rings and connector wir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gp/product/B00KH62K50/ref=ppx_yo_dt_b_asin_title_o07_s00?ie=UTF8&amp;psc=1" xlink:type="simple">Loctite Marine Epoxy</text:a> </text:p>
          </table:table-cell>
          <table:table-cell office:value-type="float" office:value="5.5" calcext:value-type="float">
            <text:p>$5.50</text:p>
          </table:table-cell>
          <table:table-cell office:value-type="float" office:value="6" calcext:value-type="float">
            <text:p>6</text:p>
          </table:table-cell>
          <table:table-cell table:style-name="ce10" table:formula="of:=[.B15]*[.C15]" office:value-type="float" office:value="33" calcext:value-type="float">
            <text:p>$33.00</text:p>
          </table:table-cell>
          <table:table-cell office:value-type="string" calcext:value-type="string">
            <text:p>0.85 Fl Oz Syri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gp/product/B078V3YCF6/ref=ppx_yo_dt_b_asin_title_o09_s00?ie=UTF8&amp;psc=1" xlink:type="simple">Hex M3 Nuts/Bolts Pack</text:a></text:p>
          </table:table-cell>
          <table:table-cell office:value-type="float" office:value="16" calcext:value-type="float">
            <text:p>$16.00</text:p>
          </table:table-cell>
          <table:table-cell office:value-type="float" office:value="1" calcext:value-type="float">
            <text:p>1</text:p>
          </table:table-cell>
          <table:table-cell table:style-name="ce10" table:formula="of:=[.B16]*[.C16]" office:value-type="float" office:value="16" calcext:value-type="float">
            <text:p>$16.00</text:p>
          </table:table-cell>
          <table:table-cell office:value-type="string" calcext:value-type="string">
            <text:p>Multiple uses. For securing 3D print to flange. Can ask Blue Robotics for extras if you don’t want to buy the whole pa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gp/product/B00SSXAET8/ref=ppx_yo_dt_b_asin_title_o06_s00?ie=UTF8&amp;psc=1" xlink:type="simple">SainSmart 1.75mm PVA – 0.5kg</text:a></text:p>
          </table:table-cell>
          <table:table-cell office:value-type="float" office:value="41.06" calcext:value-type="float">
            <text:p>$41.06</text:p>
          </table:table-cell>
          <table:table-cell office:value-type="float" office:value="1" calcext:value-type="float">
            <text:p>1</text:p>
          </table:table-cell>
          <table:table-cell table:style-name="ce10" table:formula="of:=[.B17]*[.C17]" office:value-type="float" office:value="41.06" calcext:value-type="float">
            <text:p>$41.06</text:p>
          </table:table-cell>
          <table:table-cell office:value-type="string" calcext:value-type="string">
            <text:p>Multiple prints. Water solu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gp/product/B003YKX6W2/ref=ppx_yo_dt_b_asin_title_o07_s00?ie=UTF8&amp;psc=1" xlink:type="simple">Left-angle MicroUSB</text:a></text:p>
          </table:table-cell>
          <table:table-cell office:value-type="float" office:value="3.45" calcext:value-type="float">
            <text:p>$3.45</text:p>
          </table:table-cell>
          <table:table-cell office:value-type="float" office:value="1" calcext:value-type="float">
            <text:p>1</text:p>
          </table:table-cell>
          <table:table-cell table:style-name="ce10" table:formula="of:=[.B18]*[.C18]" office:value-type="float" office:value="3.45" calcext:value-type="float">
            <text:p>$3.45</text:p>
          </table:table-cell>
          <table:table-cell office:value-type="string" calcext:value-type="string">
            <text:p>Use this to hook up a 5v power pack if you go that rou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HATCHBOX-3D-Filament-Dimensional-Accuracy/dp/B00J0EE1D4/ref=sr_1_3?dchild=1&amp;keywords=HATCHBOX+PLA&amp;qid=1607210864&amp;sr=8-3" xlink:type="simple">Hatchbox 1.75mm PLA – Any Color</text:a></text:p>
          </table:table-cell>
          <table:table-cell office:value-type="float" office:value="20" calcext:value-type="float">
            <text:p>$20.00</text:p>
          </table:table-cell>
          <table:table-cell office:value-type="float" office:value="1" calcext:value-type="float">
            <text:p>1</text:p>
          </table:table-cell>
          <table:table-cell table:style-name="ce10" table:formula="of:=[.B19]*[.C19]" office:value-type="float" office:value="20" calcext:value-type="float">
            <text:p>$20.00</text:p>
          </table:table-cell>
          <table:table-cell office:value-type="string" calcext:value-type="string">
            <text:p>Multiple prin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Kester-24-6337-0010-Rosin-Solder-SPOOL/dp/B00068IJWC/ref=sr_1_5?dchild=1&amp;keywords=Kester+0.08&amp;qid=1607211051&amp;sr=8-5" xlink:type="simple">Kester 44 Rosin Core Solder</text:a></text:p>
          </table:table-cell>
          <table:table-cell office:value-type="float" office:value="37" calcext:value-type="float">
            <text:p>$37.00</text:p>
          </table:table-cell>
          <table:table-cell office:value-type="float" office:value="1" calcext:value-type="float">
            <text:p>1</text:p>
          </table:table-cell>
          <table:table-cell table:style-name="ce10" table:formula="of:=[.B20]*[.C20]" office:value-type="float" office:value="37" calcext:value-type="float">
            <text:p>$37.00</text:p>
          </table:table-cell>
          <table:table-cell office:value-type="string" calcext:value-type="string">
            <text:p>Multiple uses. Any solder work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2137" xlink:type="simple">4-Pin Terminal Block</text:a></text:p>
          </table:table-cell>
          <table:table-cell office:value-type="float" office:value="1.55" calcext:value-type="float">
            <text:p>$1.55</text:p>
          </table:table-cell>
          <table:table-cell office:value-type="float" office:value="1" calcext:value-type="float">
            <text:p>1</text:p>
          </table:table-cell>
          <table:table-cell table:style-name="ce10" table:formula="of:=[.B21]*[.C21]" office:value-type="float" office:value="1.55" calcext:value-type="float">
            <text:p>$1.55</text:p>
          </table:table-cell>
          <table:table-cell office:value-type="string" calcext:value-type="string">
            <text:p>Use this to hook up to the EC EZO isolation bo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290" xlink:type="simple">22AWG Solid Core Wire</text:a></text:p>
          </table:table-cell>
          <table:table-cell office:value-type="float" office:value="2.95" calcext:value-type="float">
            <text:p>$2.95</text:p>
          </table:table-cell>
          <table:table-cell office:value-type="float" office:value="1" calcext:value-type="float">
            <text:p>1</text:p>
          </table:table-cell>
          <table:table-cell table:style-name="ce10" table:formula="of:=[.B22]*[.C22]" office:value-type="float" office:value="2.95" calcext:value-type="float">
            <text:p>$2.95</text:p>
          </table:table-cell>
          <table:table-cell office:value-type="string" calcext:value-type="string">
            <text:p>Multiple uses. Any small wire work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2940" xlink:type="simple">Short Feather Header – Female</text:a></text:p>
          </table:table-cell>
          <table:table-cell office:value-type="float" office:value="1.5" calcext:value-type="float">
            <text:p>$1.50</text:p>
          </table:table-cell>
          <table:table-cell office:value-type="float" office:value="1" calcext:value-type="float">
            <text:p>1</text:p>
          </table:table-cell>
          <table:table-cell table:style-name="ce10" table:formula="of:=[.B23]*[.C23]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https://www.adafruit.com/product/290" xlink:type="simple">Short Feather Header – Male</text:a></text:p>
          </table:table-cell>
          <table:table-cell office:value-type="float" office:value="0.5" calcext:value-type="float">
            <text:p>$0.50</text:p>
          </table:table-cell>
          <table:table-cell office:value-type="float" office:value="1" calcext:value-type="float">
            <text:p>1</text:p>
          </table:table-cell>
          <table:table-cell table:style-name="ce10" table:formula="of:=[.B24]*[.C24]" office:value-type="float" office:value="0.5" calcext:value-type="float">
            <text:p>$0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https://www.adafruit.com/product/1131" xlink:type="simple">JST Battery Extension Cable</text:a></text:p>
          </table:table-cell>
          <table:table-cell office:value-type="float" office:value="1.95" calcext:value-type="float">
            <text:p>$1.95</text:p>
          </table:table-cell>
          <table:table-cell office:value-type="float" office:value="1" calcext:value-type="float">
            <text:p>1</text:p>
          </table:table-cell>
          <table:table-cell table:style-name="ce10" table:formula="of:=[.B25]*[.C25]" office:value-type="float" office:value="1.95" calcext:value-type="float">
            <text:p>$1.95</text:p>
          </table:table-cell>
          <table:table-cell office:value-type="string" calcext:value-type="string">
            <text:p>Use this to hook up a LiPo to the system if you go that rou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354" xlink:type="simple">Li-Ion Battery Pack 3.7V 4400mAh</text:a></text:p>
          </table:table-cell>
          <table:table-cell office:value-type="float" office:value="19.95" calcext:value-type="float">
            <text:p>$19.95</text:p>
          </table:table-cell>
          <table:table-cell office:value-type="float" office:value="1" calcext:value-type="float">
            <text:p>1</text:p>
          </table:table-cell>
          <table:table-cell table:style-name="ce10" table:formula="of:=[.B26]*[.C26]" office:value-type="float" office:value="19.95" calcext:value-type="float">
            <text:p>$19.95</text:p>
          </table:table-cell>
          <table:table-cell office:value-type="string" calcext:value-type="string">
            <text:p>Use this or the 5V pack. Or you can do bot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1566" xlink:type="simple">Rechargeable Battery Pack 5V 10000mAh</text:a></text:p>
          </table:table-cell>
          <table:table-cell office:value-type="float" office:value="39.95" calcext:value-type="float">
            <text:p>$39.95</text:p>
          </table:table-cell>
          <table:table-cell office:value-type="float" office:value="1" calcext:value-type="float">
            <text:p>1</text:p>
          </table:table-cell>
          <table:table-cell table:style-name="ce10" table:formula="of:=[.B27]*[.C27]" office:value-type="float" office:value="39.95" calcext:value-type="float">
            <text:p>$39.95</text:p>
          </table:table-cell>
          <table:table-cell office:value-type="string" calcext:value-type="string">
            <text:p>Use this or the 3.7V LiPo. Or you can do both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3299?gclid=CjwKCAiA25v_BRBNEiwAZb4-Za9zVwHZR1F7xjqV0I-ccLNbSPxLXNRonysFf_1jHdWR4oz76irF5RoCZQgQAvD_BwE" xlink:type="simple">Adafruit Black Nylon M2.5 Stand-off Set</text:a></text:p>
          </table:table-cell>
          <table:table-cell office:value-type="float" office:value="16.95" calcext:value-type="float">
            <text:p>$16.95</text:p>
          </table:table-cell>
          <table:table-cell office:value-type="float" office:value="1" calcext:value-type="float">
            <text:p>1</text:p>
          </table:table-cell>
          <table:table-cell table:style-name="ce10" table:formula="of:=[.B28]*[.C28]" office:value-type="float" office:value="16.95" calcext:value-type="float">
            <text:p>$16.95</text:p>
          </table:table-cell>
          <table:table-cell office:value-type="string" calcext:value-type="string">
            <text:p>For securing boards to 3D print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dafruit.com/product/380" xlink:type="simple">CR1220 Coin Cell</text:a></text:p>
          </table:table-cell>
          <table:table-cell office:value-type="float" office:value="0.95" calcext:value-type="float">
            <text:p>$0.95</text:p>
          </table:table-cell>
          <table:table-cell office:value-type="float" office:value="1" calcext:value-type="float">
            <text:p>1</text:p>
          </table:table-cell>
          <table:table-cell table:style-name="ce10" table:formula="of:=[.B29]*[.C29]" office:value-type="float" office:value="0.95" calcext:value-type="float">
            <text:p>$0.95</text:p>
          </table:table-cell>
          <table:table-cell office:value-type="string" calcext:value-type="string">
            <text:p>For RTC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https://www.amazon.com/Sandisk-MicroSDHC-Memory-Card-Adapter/dp/B000SMVQK8/ref=sr_1_3?dchild=1&amp;keywords=4gb+micro+sd+card&amp;qid=1609007623&amp;sr=8-3" xlink:type="simple">4GB MicroSD Card</text:a></text:p>
          </table:table-cell>
          <table:table-cell office:value-type="float" office:value="8.95" calcext:value-type="float">
            <text:p>$8.95</text:p>
          </table:table-cell>
          <table:table-cell office:value-type="float" office:value="1" calcext:value-type="float">
            <text:p>1</text:p>
          </table:table-cell>
          <table:table-cell table:style-name="ce10" table:formula="of:=[.B30]*[.C30]" office:value-type="float" office:value="8.95" calcext:value-type="float">
            <text:p>$8.95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1" table:default-cell-style-name="Default"/>
        <table:table-row table:style-name="ro1">
          <table:table-cell table:style-name="ce32" office:value-type="string" calcext:value-type="string">
            <text:p>Tool</text:p>
          </table:table-cell>
          <table:table-cell table:style-name="ce33" office:value-type="string" calcext:value-type="string">
            <text:p>What Ian Used</text:p>
          </table:table-cell>
          <table:table-cell table:style-name="ce23" office:value-type="string" calcext:value-type="string">
            <text:p>Not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D Printer</text:p>
          </table:table-cell>
          <table:table-cell table:style-name="ce24" office:value-type="string" calcext:value-type="string">
            <text:p><text:a xlink:href="https://creality3d.shop/collections/ender-series-3d-printer/products/creality3d-ender-5-pro-3d-printer" xlink:type="simple">Creality Ender Pro 5</text:a></text:p>
          </table:table-cell>
          <table:table-cell office:value-type="string" calcext:value-type="string">
            <text:p>Any printer will probably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tary Tool</text:p>
          </table:table-cell>
          <table:table-cell table:style-name="ce24" office:value-type="string" calcext:value-type="string">
            <text:p><text:a xlink:href="https://www.homedepot.com/p/Dremel-Lite-7760-4-Volt-Variable-Speed-Lithium-Ion-Cordless-Rotary-Tool-Kit-with-10-Accessories-7760-N-10/309740749" xlink:type="simple">Dremel</text:a></text:p>
          </table:table-cell>
          <table:table-cell office:value-type="string" calcext:value-type="string">
            <text:p>Any rotary tool that has grinding or sanding attachments will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sh Cutters</text:p>
          </table:table-cell>
          <table:table-cell table:style-name="ce24" office:value-type="string" calcext:value-type="string">
            <text:p><text:a xlink:href="https://www.adafruit.com/product/152" xlink:type="simple">CHP170</text:a></text:p>
          </table:table-cell>
          <table:table-cell office:value-type="string" calcext:value-type="string">
            <text:p>Wire strippers will likely perform the same functional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ce24" office:value-type="string" calcext:value-type="string">
            <text:p><text:a xlink:href="https://www.adafruit.com/product/180" xlink:type="simple">XYTronic-258</text:a></text:p>
          </table:table-cell>
          <table:table-cell office:value-type="string" calcext:value-type="string">
            <text:p>Any soldering iron would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ill</text:p>
          </table:table-cell>
          <table:table-cell table:style-name="ce24" office:value-type="string" calcext:value-type="string">
            <text:p><text:a xlink:href="https://www.homedepot.com/p/Milwaukee-M18-18-Volt-Lithium-Ion-Brushless-Cordless-1-2-in-Compact-Drill-Driver-with-1-2-0-Ah-Battery-Charger-and-Tool-Bag-2801-21P/305529238" xlink:type="simple">Milwaukee M18 Drill</text:a></text:p>
          </table:table-cell>
          <table:table-cell office:value-type="string" calcext:value-type="string">
            <text:p>Any drill would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2mm Bit</text:p>
          </table:table-cell>
          <table:table-cell table:style-name="ce24" office:value-type="string" calcext:value-type="string">
            <text:p><text:a xlink:href="https://www.amazon.com/gp/product/B082D9FLX6/ref=ppx_yo_dt_b_asin_title_o09_s00?ie=UTF8&amp;psc=1" xlink:type="simple">uxcell 12mm</text:a></text:p>
          </table:table-cell>
          <table:table-cell office:value-type="string" calcext:value-type="string">
            <text:p>Needs to be 12mm for the conductivity prob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orted Screwdrivers</text:p>
          </table:table-cell>
          <table:table-cell office:value-type="string" calcext:value-type="string">
            <text:p><text:a xlink:href="https://www.adafruit.com/product/829" xlink:type="simple">65 Piece Screwdriver Set</text:a></text:p>
          </table:table-cell>
          <table:table-cell office:value-type="string" calcext:value-type="string">
            <text:p>Any set of small screwdrivers will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re Strippers</text:p>
          </table:table-cell>
          <table:table-cell office:value-type="string" calcext:value-type="string">
            <text:p><text:a xlink:href="https://www.adafruit.com/product/147?gclid=CjwKCAiAn7L-BRBbEiwAl9UtkP9c6Jlkhwuh0ZVpha3MwucQbBcvO6sCe_-TgohZJF0S7rvZeeXlHhoCi50QAvD_BwE" xlink:type="simple">Multi-use Wire Stripper</text:a></text:p>
          </table:table-cell>
          <table:table-cell office:value-type="string" calcext:value-type="string">
            <text:p>Make sure it works for 22 AWG wire.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ftware" table:style-name="ta3">
        <office:forms form:automatic-focus="false" form:apply-design-mode="false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number-columns-repeated="1021" table:default-cell-style-name="ce31"/>
        <table:table-row table:style-name="ro1">
          <table:table-cell table:style-name="ce23" office:value-type="string" calcext:value-type="string">
            <text:p>Software</text:p>
          </table:table-cell>
          <table:table-cell table:style-name="Default"/>
          <table:table-cell table:style-name="ce23" table:number-columns-repeated="1022"/>
        </table:table-row>
        <table:table-row table:style-name="ro1">
          <table:table-cell office:value-type="string" calcext:value-type="string">
            <text:p><text:a xlink:href="https://www.arduino.cc/en/software" xlink:type="simple">Arduino IDE</text:a>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<text:a xlink:href="https://ttssh2.osdn.jp/index.html.en" xlink:type="simple">TeraTerm</text:a>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libreoffice.org/" xlink:type="simple">Libre Office</text:a>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<text:a xlink:href="https://www.sdcard.org/downloads/formatter/" xlink:type="simple">SD Association Card Formatter</text:a>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3" office:value-type="string" calcext:value-type="string">
            <text:p>Arduino Library</text:p>
          </table:table-cell>
          <table:table-cell table:style-name="ce23" office:value-type="string" calcext:value-type="string">
            <text:p>Installation Meth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</text:p>
          </table:table-cell>
          <table:table-cell table:style-name="ce34" office:value-type="string" calcext:value-type="string">
            <text:p>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</text:p>
          </table:table-cell>
          <table:table-cell table:style-name="ce34" office:value-type="string" calcext:value-type="string">
            <text:p>N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TCLib</text:p>
          </table:table-cell>
          <table:table-cell table:style-name="ce34" office:value-type="string" calcext:value-type="string">
            <text:p>Available via Manage Libra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5837</text:p>
          </table:table-cell>
          <table:table-cell table:style-name="ce34" office:value-type="string" calcext:value-type="string">
            <text:p>Available via Manage Libra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SYS01</text:p>
          </table:table-cell>
          <table:table-cell table:style-name="ce34" office:value-type="string" calcext:value-type="string">
            <text:p>Available via Manage Libra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</text:p>
          </table:table-cell>
          <table:table-cell table:style-name="ce34" office:value-type="string" calcext:value-type="string">
            <text:p>Available via Manage Libraries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11">
          <table:table-cell table:style-name="Default" table:number-columns-repeated="3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2:45:05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s" style:display-name="PageStyle_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s" style:display-name="PageStyle_Too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an</meta:initial-creator>
    <meta:creation-date>2020-09-03T02:20:28</meta:creation-date>
    <dc:date>2020-12-26T12:45:24.073000000</dc:date>
    <meta:generator>LibreOffice/7.0.3.1$Windows_X86_64 LibreOffice_project/d7547858d014d4cf69878db179d326fc3483e082</meta:generator>
    <meta:editing-duration>PT30M16S</meta:editing-duration>
    <meta:editing-cycles>9</meta:editing-cycles>
    <meta:document-statistic meta:table-count="3" meta:cell-count="1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